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201in"/>
    </style:style>
    <style:style style:name="co2" style:family="table-column">
      <style:table-column-properties fo:break-before="auto" style:column-width="3.002in"/>
    </style:style>
    <style:style style:name="co3" style:family="table-column">
      <style:table-column-properties fo:break-before="auto" style:column-width="5.660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1.6618in"/>
    </style:style>
    <style:style style:name="co7" style:family="table-column">
      <style:table-column-properties fo:break-before="auto" style:column-width="2.4866in"/>
    </style:style>
    <style:style style:name="co8" style:family="table-column">
      <style:table-column-properties fo:break-before="auto" style:column-width="1.9835in"/>
    </style:style>
    <style:style style:name="co9" style:family="table-column">
      <style:table-column-properties fo:break-before="auto" style:column-width="2.1016in"/>
    </style:style>
    <style:style style:name="co10" style:family="table-column">
      <style:table-column-properties fo:break-before="auto" style:column-width="2.5083in"/>
    </style:style>
    <style:style style:name="co11" style:family="table-column">
      <style:table-column-properties fo:break-before="auto" style:column-width="1.2327in"/>
    </style:style>
    <style:style style:name="co12" style:family="table-column">
      <style:table-column-properties fo:break-before="auto" style:column-width="6.5075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3728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5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c4c4c"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color="#ffffff" style:text-position="" fo:font-size="12pt" fo:font-weight="bold" style:font-size-asian="12pt" style:font-weight-asian="bold" style:font-size-complex="12pt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text-position="" fo:hyphenate="true"/>
    </style:style>
    <style:style style:name="ce3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text-position="" style:font-name="Arial" style:font-name-asian="Droid Sans Fallback" style:font-name-complex="Lohit Hindi" fo:hyphenate="true"/>
    </style:style>
    <style:style style:name="ce4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text-position="" fo:hyphenate="true"/>
    </style:style>
    <style:style style:name="ce5" style:family="table-cell" style:parent-style-name="Default">
      <style:table-cell-properties fo:background-color="#4c4c4c"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 fo:hyphenate="false"/>
    </style:style>
    <style:style style:name="ce6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hyphenate="false"/>
    </style:style>
    <style:style style:name="ce7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fo:hyphenate="false"/>
    </style:style>
    <style:style style:name="ce8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font-name="Arial" style:font-name-asian="Droid Sans Fallback" style:font-name-complex="Lohit Hindi" fo:hyphenate="false"/>
    </style:style>
    <style:style style:name="ce9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/>
      <style:text-properties fo:hyphenate="false"/>
    </style:style>
    <style:style style:name="T1" style:family="text">
      <style:text-properties style:font-name="Arial" style:font-name-asian="Droid Sans Fallback" style:font-name-complex="Lohit Hindi"/>
    </style:style>
    <style:style style:name="T2" style:family="text">
      <style:text-properties style:font-name-asian="Droid Sans Fallback" style:font-name-complex="Lohit Hindi"/>
    </style:style>
  </office:automatic-styles>
  <office:body>
    <office:spreadsheet>
      <table:table table:name="normalize_vcf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string">
            <text:p>normalize_vcf</text:p>
          </table:table-cell>
          <table:table-cell table:style-name="ce3" office:value-type="string">
            <text:p>case_normalize_vcf_01</text:p>
          </table:table-cell>
          <table:table-cell office:value-type="string">
            <text:p>To see if normalize-vcf work correctly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_tools" table:style-name="ta1">
        <table:table-column table:style-name="co5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string" table:number-columns-spanned="1" table:number-rows-spanned="5">
            <text:p>read_db_header</text:p>
          </table:table-cell>
          <table:table-cell office:value-type="string">
            <text:p>case_read_db_header_01</text:p>
          </table:table-cell>
          <table:table-cell office:value-type="string">
            <text:p>Check invalid database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read_db_header_02</text:p>
          </table:table-cell>
          <table:table-cell office:value-type="string">
            <text:p>Test if database id exist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read_db_header_03</text:p>
          </table:table-cell>
          <table:table-cell office:value-type="string">
            <text:p>Test if database id doest not exist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read_db_header_04</text:p>
          </table:table-cell>
          <table:table-cell office:value-type="string">
            <text:p>Test if database version exist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read_db_header_05</text:p>
          </table:table-cell>
          <table:table-cell office:value-type="string">
            <text:p>Test if database version doest not exist</text:p>
          </table:table-cell>
          <table:table-cell table:number-columns-repeated="1021"/>
        </table:table-row>
        <table:table-row table:style-name="ro3">
          <table:table-cell office:value-type="float" office:value="2" table:number-columns-spanned="1" table:number-rows-spanned="6">
            <text:p>2</text:p>
          </table:table-cell>
          <table:table-cell table:style-name="ce3" office:value-type="string">
            <text:p>case_bvd_add_02</text:p>
          </table:table-cell>
          <table:table-cell office:value-type="string">
            <text:p>Using data rom case_bvd_add_08</text:p>
            <text:p>1. To test bvd-add with real random variants. </text:p>
            <text:p>2. To test if it has existing bvdb database.</text:p>
            <text:p>3. To test if database '-d' is not presented</text:p>
            <text:p>4. To test if no tags in current database.</text:p>
            <text:p><text:span text:style-name="T1">5. To test if tags '-T' is not presented.</text:span></text:p>
          </table:table-cell>
          <table:table-cell table:number-columns-repeated="1021"/>
        </table:table-row>
        <table:table-row table:style-name="ro3">
          <table:covered-table-cell/>
          <table:table-cell table:style-name="ce3" office:value-type="string">
            <text:p>case_bvd_add_09</text:p>
          </table:table-cell>
          <table:table-cell office:value-type="string">
            <text:p>Using data rom case_bvd_add_08</text:p>
            <text:p>1. To test bvd-add with real random variants. </text:p>
            <text:p>2. To test if it has existing bvdb database.</text:p>
            <text:p>3. To test if database '-d' is not presented</text:p>
            <text:p>4. To test if no tags in current database.</text:p>
            <text:p><text:span text:style-name="T1">5. To test if tags '--tag' is presented.</text:span></text:p>
          </table:table-cell>
          <table:table-cell table:number-columns-repeated="1021"/>
        </table:table-row>
        <table:table-row table:style-name="ro3">
          <table:covered-table-cell/>
          <table:table-cell table:style-name="ce3" office:value-type="string">
            <text:p>case_bvd_add_10</text:p>
          </table:table-cell>
          <table:table-cell office:value-type="string">
            <text:p>Using data rom case_bvd_add_01</text:p>
            <text:p>1. To test bvd-add with real random variants. </text:p>
            <text:p>2. To test if it has existing bvdb database.</text:p>
            <text:p>3. To test if database '-d' is not presented</text:p>
            <text:p>4. To test if there are tags in current database.</text:p>
            <text:p><text:span text:style-name="T1">5. To test if tags '-T' is not presented.</text:span></text:p>
          </table:table-cell>
          <table:table-cell table:number-columns-repeated="1021"/>
        </table:table-row>
        <table:table-row table:style-name="ro3">
          <table:covered-table-cell/>
          <table:table-cell table:style-name="ce3" office:value-type="string">
            <text:p>case_bvd_add_11</text:p>
          </table:table-cell>
          <table:table-cell office:value-type="string">
            <text:p>Using data rom case_bvd_add_01</text:p>
            <text:p>1. To test bvd-add with real random variants. </text:p>
            <text:p>2. To test if it has existing bvdb database.</text:p>
            <text:p>3. To test if database '-d' is not presented</text:p>
            <text:p>4. To test if there are tags in current database.</text:p>
            <text:p><text:span text:style-name="T1">5. To test if tags '-T' is presented.</text:span></text:p>
          </table:table-cell>
          <table:table-cell table:number-columns-repeated="1021"/>
        </table:table-row>
        <table:table-row table:style-name="ro4">
          <table:covered-table-cell/>
          <table:table-cell table:style-name="ce3" office:value-type="string">
            <text:p>case_bvd_add_16</text:p>
          </table:table-cell>
          <table:table-cell office:value-type="string">
            <text:p>Using case_bvd_add_02 as a template to test backward compatible with the old database that don't have DB_ID</text:p>
          </table:table-cell>
          <table:table-cell table:number-columns-repeated="1021"/>
        </table:table-row>
        <table:table-row table:style-name="ro2">
          <table:covered-table-cell/>
          <table:table-cell table:style-name="ce3" office:value-type="string">
            <text:p>case_bvd_add_17</text:p>
          </table:table-cell>
          <table:table-cell office:value-type="string">
            <text:p>Same as case_bvd_add_17 but has a blank line between header and content</text:p>
          </table:table-cell>
          <table:table-cell table:number-columns-repeated="1021"/>
        </table:table-row>
        <table:table-row table:style-name="ro5">
          <table:table-cell office:value-type="float" office:value="3">
            <text:p>3</text:p>
          </table:table-cell>
          <table:table-cell table:style-name="ce3" office:value-type="string">
            <text:p>case_bvd_add_03</text:p>
          </table:table-cell>
          <table:table-cell office:value-type="string">
            <text:p>To test the validity of frequency calculation as well as the order of the data for all possible case that can happen from individual variant files. </text:p>
            <text:p>There are 2 groups of data here</text:p>
            <text:p>1. Real data from 200danes database</text:p>
            <text:p>2. Synthetic data which is modified from some varaints in 200danes database</text:p>
          </table:table-cell>
          <table:table-cell table:number-columns-repeated="1021"/>
        </table:table-row>
        <table:table-row table:style-name="ro4">
          <table:table-cell office:value-type="float" office:value="4">
            <text:p>4</text:p>
          </table:table-cell>
          <table:table-cell table:style-name="ce3" office:value-type="string">
            <text:p>case_bvd_add_04</text:p>
          </table:table-cell>
          <table:table-cell office:value-type="string">
            <text:p>To test with all possible combination of tags for each variant. There are 8 vcf files for all expected combination.</text:p>
          </table:table-cell>
          <table:table-cell table:number-columns-repeated="1021"/>
        </table:table-row>
        <table:table-row table:style-name="ro6">
          <table:table-cell office:value-type="float" office:value="5">
            <text:p>5</text:p>
          </table:table-cell>
          <table:table-cell table:style-name="ce3" office:value-type="string">
            <text:p>case_bvd_add_05</text:p>
          </table:table-cell>
          <table:table-cell office:value-type="string">
            <text:p>To test with multi column vcf file. The input variants are the same with those from case_bvd_add_03 but, instead of in separated vcf files, variants are combined into one single multicolumn vcf file. </text:p>
          </table:table-cell>
          <table:table-cell table:number-columns-repeated="1021"/>
        </table:table-row>
        <table:table-row table:style-name="ro6">
          <table:table-cell office:value-type="float" office:value="6">
            <text:p>6</text:p>
          </table:table-cell>
          <table:table-cell table:style-name="ce3" office:value-type="string">
            <text:p>case_bvd_add_06</text:p>
          </table:table-cell>
          <table:table-cell table:style-name="ce3" office:value-type="string">
            <text:p><text:span text:style-name="T2">1. To test bvd-add with real random variants. </text:span></text:p>
            <text:p><text:span text:style-name="T2">2. To test if there isn't any existing bvdb database.</text:span></text:p>
            <text:p><text:span text:style-name="T2">3. To test if database '-d' is presented</text:span></text:p>
          </table:table-cell>
          <table:table-cell table:number-columns-repeated="1021"/>
        </table:table-row>
        <table:table-row table:style-name="ro6">
          <table:table-cell office:value-type="float" office:value="7">
            <text:p>7</text:p>
          </table:table-cell>
          <table:table-cell table:style-name="ce3" office:value-type="string">
            <text:p>case_bvd_add_07</text:p>
          </table:table-cell>
          <table:table-cell office:value-type="string">
            <text:p>1. To test bvd-add with real random variants. </text:p>
            <text:p>2. To test if it has existing bvdb database.</text:p>
            <text:p>3. To test if parameter '--database' is presented</text:p>
          </table:table-cell>
          <table:table-cell table:number-columns-repeated="1021"/>
        </table:table-row>
        <table:table-row table:style-name="ro4">
          <table:table-cell office:value-type="float" office:value="8">
            <text:p>8</text:p>
          </table:table-cell>
          <table:table-cell table:style-name="ce3" office:value-type="string">
            <text:p>case_bvd_add_12</text:p>
          </table:table-cell>
          <table:table-cell office:value-type="string">
            <text:p>To handle some strange characters in GT fields, “.”. Pls note that the test data is part of real data given by Daniel</text:p>
          </table:table-cell>
          <table:table-cell table:number-columns-repeated="1021"/>
        </table:table-row>
        <table:table-row table:style-name="ro2">
          <table:table-cell office:value-type="float" office:value="9">
            <text:p>9</text:p>
          </table:table-cell>
          <table:table-cell table:style-name="ce3" office:value-type="string">
            <text:p>case_bvd_add_13</text:p>
          </table:table-cell>
          <table:table-cell office:value-type="string">
            <text:p>Test if the database system, both database itself and chksum, are properly backup</text:p>
          </table:table-cell>
          <table:table-cell table:number-columns-repeated="1021"/>
        </table:table-row>
        <table:table-row table:style-name="ro2">
          <table:table-cell office:value-type="float" office:value="10" table:number-columns-spanned="1" table:number-rows-spanned="2">
            <text:p>10</text:p>
          </table:table-cell>
          <table:table-cell table:style-name="ce3" office:value-type="string">
            <text:p>case_bvd_add_14</text:p>
          </table:table-cell>
          <table:table-cell office:value-type="string">
            <text:p>Test if the parameter '-s' is presented</text:p>
          </table:table-cell>
          <table:table-cell table:number-columns-repeated="1021"/>
        </table:table-row>
        <table:table-row table:style-name="ro2">
          <table:covered-table-cell/>
          <table:table-cell table:style-name="ce3" office:value-type="string">
            <text:p>case_bvd_add_15</text:p>
          </table:table-cell>
          <table:table-cell office:value-type="string">
            <text:p>Test if the parameter '--savediskspace' is presented</text:p>
          </table:table-cell>
          <table:table-cell table:number-columns-repeated="1021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vd_add" table:style-name="ta1">
        <office:forms form:automatic-focus="false" form:apply-design-mode="false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2" table:default-cell-style-name="ce7"/>
        <table:table-column table:style-name="co3" table:default-cell-style-name="ce7"/>
        <table:table-column table:style-name="co4" table:number-columns-repeated="1019" table:default-cell-style-name="ce7"/>
        <table:table-row table:style-name="ro7">
          <table:table-cell table:style-name="ce5" office:value-type="string">
            <text:p>Major group</text:p>
            <text:p>Description</text:p>
          </table:table-cell>
          <table:table-cell table:style-name="ce5" office:value-type="string">
            <text:p>Minor group</text:p>
            <text:p>Description</text:p>
          </table:table-cell>
          <table:table-cell table:style-name="ce5" office:value-type="string">
            <text:p>Sub minor group</text:p>
            <text:p>Description</text:p>
          </table:table-cell>
          <table:table-cell table:style-name="ce5" office:value-type="string">
            <text:p>Case</text:p>
          </table:table-cell>
          <table:table-cell table:style-name="ce5" office:value-type="string">
            <text:p>Description</text:p>
          </table:table-cell>
          <table:table-cell table:number-columns-repeated="1019"/>
        </table:table-row>
        <table:table-row table:style-name="ro8">
          <table:table-cell office:value-type="float" office:value="1" table:number-columns-spanned="1" table:number-rows-spanned="2">
            <text:p>1</text:p>
          </table:table-cell>
          <table:table-cell office:value-type="float" office:value="1" table:number-columns-spanned="1" table:number-rows-spanned="2">
            <text:p>1</text:p>
          </table:table-cell>
          <table:table-cell office:value-type="float" office:value="1" table:number-columns-spanned="1" table:number-rows-spanned="2">
            <text:p>1</text:p>
          </table:table-cell>
          <table:table-cell office:value-type="string">
            <text:p>case_bvd_add_08</text:p>
          </table:table-cell>
          <table:table-cell office:value-type="string">
            <text:p>1. To test bvd-add with real random variants. </text:p>
            <text:p>2. To test if there isn't any existing bvdb database.</text:p>
            <text:p>3. To test if database '-d' is not presented</text:p>
            <text:p>4. To test if tags '-T' is not presented.</text:p>
          </table:table-cell>
          <table:table-cell table:number-columns-repeated="1019"/>
        </table:table-row>
        <table:table-row table:style-name="ro8">
          <table:covered-table-cell table:number-columns-repeated="3"/>
          <table:table-cell office:value-type="string">
            <text:p>case_bvd_add_01</text:p>
          </table:table-cell>
          <table:table-cell office:value-type="string">
            <text:p>1. To test bvd-add with real random variants. </text:p>
            <text:p>2. To test if there isn't any existing bvdb database.</text:p>
            <text:p>3. To test if database '-d' is not presented.</text:p>
            <text:p>4. To test if tags '-T' is presented.</text:p>
          </table:table-cell>
          <table:table-cell table:number-columns-repeated="1019"/>
        </table:table-row>
        <table:table-row table:style-name="ro3">
          <table:table-cell office:value-type="float" office:value="2" table:number-columns-spanned="1" table:number-rows-spanned="6">
            <text:p>2</text:p>
          </table:table-cell>
          <table:table-cell office:value-type="float" office:value="2" table:number-columns-spanned="1" table:number-rows-spanned="6">
            <text:p>2</text:p>
          </table:table-cell>
          <table:table-cell office:value-type="float" office:value="2" table:number-columns-spanned="1" table:number-rows-spanned="6">
            <text:p>2</text:p>
          </table:table-cell>
          <table:table-cell table:style-name="ce8" office:value-type="string">
            <text:p>case_bvd_add_02</text:p>
          </table:table-cell>
          <table:table-cell office:value-type="string">
            <text:p>Using data rom case_bvd_add_08</text:p>
            <text:p>1. To test bvd-add with real random variants. </text:p>
            <text:p>2. To test if it has existing bvdb database.</text:p>
            <text:p>3. To test if database '-d' is not presented</text:p>
            <text:p>4. To test if no tags in current database.</text:p>
            <text:p><text:span text:style-name="T1">5. To test if tags '-T' is not presented.</text:span>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table:style-name="ce8" office:value-type="string">
            <text:p>case_bvd_add_09</text:p>
          </table:table-cell>
          <table:table-cell office:value-type="string">
            <text:p>Using data rom case_bvd_add_08</text:p>
            <text:p>1. To test bvd-add with real random variants. </text:p>
            <text:p>2. To test if it has existing bvdb database.</text:p>
            <text:p>3. To test if database '-d' is not presented</text:p>
            <text:p>4. To test if no tags in current database.</text:p>
            <text:p><text:span text:style-name="T1">5. To test if tags '--tag' is presented.</text:span>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table:style-name="ce8" office:value-type="string">
            <text:p>case_bvd_add_10</text:p>
          </table:table-cell>
          <table:table-cell office:value-type="string">
            <text:p>Using data rom case_bvd_add_01</text:p>
            <text:p>1. To test bvd-add with real random variants. </text:p>
            <text:p>2. To test if it has existing bvdb database.</text:p>
            <text:p>3. To test if database '-d' is not presented</text:p>
            <text:p>4. To test if there are tags in current database.</text:p>
            <text:p><text:span text:style-name="T1">5. To test if tags '-T' is not presented.</text:span>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table:style-name="ce8" office:value-type="string">
            <text:p>case_bvd_add_11</text:p>
          </table:table-cell>
          <table:table-cell office:value-type="string">
            <text:p>Using data rom case_bvd_add_01</text:p>
            <text:p>1. To test bvd-add with real random variants. </text:p>
            <text:p>2. To test if it has existing bvdb database.</text:p>
            <text:p>3. To test if database '-d' is not presented</text:p>
            <text:p>4. To test if there are tags in current database.</text:p>
            <text:p><text:span text:style-name="T1">5. To test if tags '-T' is presented.</text:span></text:p>
          </table:table-cell>
          <table:table-cell table:number-columns-repeated="1019"/>
        </table:table-row>
        <table:table-row table:style-name="ro4">
          <table:covered-table-cell table:number-columns-repeated="3"/>
          <table:table-cell table:style-name="ce8" office:value-type="string">
            <text:p>case_bvd_add_16</text:p>
          </table:table-cell>
          <table:table-cell office:value-type="string">
            <text:p>Using case_bvd_add_02 as a template to test backward compatible with the old database that don't have DB_ID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table:style-name="ce8" office:value-type="string">
            <text:p>case_bvd_add_17</text:p>
          </table:table-cell>
          <table:table-cell office:value-type="string">
            <text:p>Same as case_bvd_add_17 but has a blank line between header and content</text:p>
          </table:table-cell>
          <table:table-cell table:number-columns-repeated="1019"/>
        </table:table-row>
        <table:table-row table:style-name="ro5">
          <table:table-cell table:number-columns-repeated="3" office:value-type="float" office:value="3">
            <text:p>3</text:p>
          </table:table-cell>
          <table:table-cell table:style-name="ce8" office:value-type="string">
            <text:p>case_bvd_add_03</text:p>
          </table:table-cell>
          <table:table-cell office:value-type="string">
            <text:p>To test the validity of frequency calculation as well as the order of the data for all possible case that can happen from individual variant files. </text:p>
            <text:p>There are 2 groups of data here</text:p>
            <text:p>1. Real data from 200danes database</text:p>
            <text:p>2. Synthetic data which is modified from some varaints in 200danes database</text:p>
          </table:table-cell>
          <table:table-cell table:number-columns-repeated="1019"/>
        </table:table-row>
        <table:table-row table:style-name="ro4">
          <table:table-cell table:number-columns-repeated="3" office:value-type="float" office:value="4">
            <text:p>4</text:p>
          </table:table-cell>
          <table:table-cell table:style-name="ce8" office:value-type="string">
            <text:p>case_bvd_add_04</text:p>
          </table:table-cell>
          <table:table-cell office:value-type="string">
            <text:p>To test with all possible combination of tags for each variant. There are 8 vcf files for all expected combination.</text:p>
          </table:table-cell>
          <table:table-cell table:number-columns-repeated="1019"/>
        </table:table-row>
        <table:table-row table:style-name="ro6">
          <table:table-cell table:number-columns-repeated="3" office:value-type="float" office:value="5">
            <text:p>5</text:p>
          </table:table-cell>
          <table:table-cell table:style-name="ce8" office:value-type="string">
            <text:p>case_bvd_add_05</text:p>
          </table:table-cell>
          <table:table-cell office:value-type="string">
            <text:p>To test with multi column vcf file. The input variants are the same with those from case_bvd_add_03 but, instead of in separated vcf files, variants are combined into one single multicolumn vcf file. </text:p>
          </table:table-cell>
          <table:table-cell table:number-columns-repeated="1019"/>
        </table:table-row>
        <table:table-row table:style-name="ro6">
          <table:table-cell table:number-columns-repeated="3" office:value-type="float" office:value="6">
            <text:p>6</text:p>
          </table:table-cell>
          <table:table-cell table:style-name="ce8" office:value-type="string">
            <text:p>case_bvd_add_06</text:p>
          </table:table-cell>
          <table:table-cell table:style-name="ce8" office:value-type="string">
            <text:p><text:span text:style-name="T2">1. To test bvd-add with real random variants. </text:span></text:p>
            <text:p><text:span text:style-name="T2">2. To test if there isn't any existing bvdb database.</text:span></text:p>
            <text:p><text:span text:style-name="T2">3. To test if database '-d' is presented</text:span></text:p>
          </table:table-cell>
          <table:table-cell table:number-columns-repeated="1019"/>
        </table:table-row>
        <table:table-row table:style-name="ro6">
          <table:table-cell table:number-columns-repeated="3" office:value-type="float" office:value="7">
            <text:p>7</text:p>
          </table:table-cell>
          <table:table-cell table:style-name="ce8" office:value-type="string">
            <text:p>case_bvd_add_07</text:p>
          </table:table-cell>
          <table:table-cell office:value-type="string">
            <text:p>1. To test bvd-add with real random variants. </text:p>
            <text:p>2. To test if it has existing bvdb database.</text:p>
            <text:p>3. To test if parameter '--database' is presented</text:p>
          </table:table-cell>
          <table:table-cell table:number-columns-repeated="1019"/>
        </table:table-row>
        <table:table-row table:style-name="ro4">
          <table:table-cell table:number-columns-repeated="3" office:value-type="float" office:value="8">
            <text:p>8</text:p>
          </table:table-cell>
          <table:table-cell table:style-name="ce8" office:value-type="string">
            <text:p>case_bvd_add_12</text:p>
          </table:table-cell>
          <table:table-cell office:value-type="string">
            <text:p>To handle some strange characters in GT fields, “.”. Pls note that the test data is part of real data given by Daniel</text:p>
          </table:table-cell>
          <table:table-cell table:number-columns-repeated="1019"/>
        </table:table-row>
        <table:table-row table:style-name="ro2">
          <table:table-cell table:number-columns-repeated="3" office:value-type="float" office:value="9">
            <text:p>9</text:p>
          </table:table-cell>
          <table:table-cell table:style-name="ce8" office:value-type="string">
            <text:p>case_bvd_add_13</text:p>
          </table:table-cell>
          <table:table-cell office:value-type="string">
            <text:p>Test if the database system, both database itself and chksum, are properly backup</text:p>
          </table:table-cell>
          <table:table-cell table:number-columns-repeated="1019"/>
        </table:table-row>
        <table:table-row table:style-name="ro2">
          <table:table-cell office:value-type="float" office:value="10" table:number-columns-spanned="1" table:number-rows-spanned="2">
            <text:p>10</text:p>
          </table:table-cell>
          <table:table-cell office:value-type="float" office:value="10" table:number-columns-spanned="1" table:number-rows-spanned="2">
            <text:p>10</text:p>
          </table:table-cell>
          <table:table-cell office:value-type="float" office:value="10" table:number-columns-spanned="1" table:number-rows-spanned="2">
            <text:p>10</text:p>
          </table:table-cell>
          <table:table-cell table:style-name="ce8" office:value-type="string">
            <text:p>case_bvd_add_14</text:p>
          </table:table-cell>
          <table:table-cell office:value-type="string">
            <text:p>Test if the parameter '-s' is presented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table:style-name="ce8" office:value-type="string">
            <text:p>case_bvd_add_15</text:p>
          </table:table-cell>
          <table:table-cell office:value-type="string">
            <text:p>Test if the parameter '--savediskspace' is presented</text:p>
          </table:table-cell>
          <table:table-cell table:number-columns-repeated="1019"/>
        </table:table-row>
        <table:table-row table:style-name="ro6">
          <table:table-cell office:value-type="float" office:value="11" table:number-columns-spanned="1" table:number-rows-spanned="9">
            <text:p>11</text:p>
          </table:table-cell>
          <table:table-cell office:value-type="float" office:value="11" table:number-columns-spanned="1" table:number-rows-spanned="9">
            <text:p>11</text:p>
          </table:table-cell>
          <table:table-cell office:value-type="float" office:value="11" table:number-columns-spanned="1" table:number-rows-spanned="9">
            <text:p>11</text:p>
          </table:table-cell>
          <table:table-cell office:value-type="string">
            <text:p>case_bvd_add_18</text:p>
          </table:table-cell>
          <table:table-cell office:value-type="string">
            <text:p>Count new REF in case that</text:p>
            <text:p>- Every locations in the database have only one REF</text:p>
            <text:p>- There is one new REF in the vcf file and the new REF has less value</text:p>
          </table:table-cell>
          <table:table-cell table:number-columns-repeated="1019"/>
        </table:table-row>
        <table:table-row table:style-name="ro6">
          <table:covered-table-cell table:number-columns-repeated="3"/>
          <table:table-cell office:value-type="string">
            <text:p>case_bvd_add_19</text:p>
          </table:table-cell>
          <table:table-cell office:value-type="string">
            <text:p>Count new REF in case that</text:p>
            <text:p>- Every locations in the database have only one REF</text:p>
            <text:p>- There is one new REF in the vcf file and the new REF has bigger value</text:p>
          </table:table-cell>
          <table:table-cell table:number-columns-repeated="1019"/>
        </table:table-row>
        <table:table-row table:style-name="ro8">
          <table:covered-table-cell table:number-columns-repeated="3"/>
          <table:table-cell office:value-type="string">
            <text:p>case_bvd_add_20</text:p>
          </table:table-cell>
          <table:table-cell office:value-type="string">
            <text:p>Count new REF in case that</text:p>
            <text:p>- Some positions in the database already have more than one REF</text:p>
            <text:p>- It has another new REF in the input to be inserted into one of those positions</text:p>
            <text:p>- The new REF is the first REF in that position</text:p>
          </table:table-cell>
          <table:table-cell table:number-columns-repeated="1019"/>
        </table:table-row>
        <table:table-row table:style-name="ro8">
          <table:covered-table-cell table:number-columns-repeated="3"/>
          <table:table-cell office:value-type="string">
            <text:p>case_bvd_add_21</text:p>
          </table:table-cell>
          <table:table-cell office:value-type="string">
            <text:p>Count new REF in case that</text:p>
            <text:p>- Some positions in the database already have more than one REF</text:p>
            <text:p>- It has another new REF in the input to be inserted into one of those positions</text:p>
            <text:p>- The new REF is the middle REF in that position</text:p>
          </table:table-cell>
          <table:table-cell table:number-columns-repeated="1019"/>
        </table:table-row>
        <table:table-row table:style-name="ro8">
          <table:covered-table-cell table:number-columns-repeated="3"/>
          <table:table-cell office:value-type="string">
            <text:p>case_bvd_add_22</text:p>
          </table:table-cell>
          <table:table-cell office:value-type="string">
            <text:p>Count new REF in case that</text:p>
            <text:p>- Some positions in the database already have more than one REF</text:p>
            <text:p>- It has another new REF in the input to be inserted into one of those positions</text:p>
            <text:p>- The new REF is the last REF in that position</text:p>
          </table:table-cell>
          <table:table-cell table:number-columns-repeated="1019"/>
        </table:table-row>
        <table:table-row table:style-name="ro6">
          <table:covered-table-cell table:number-columns-repeated="3"/>
          <table:table-cell office:value-type="string">
            <text:p>case_bvd_add_23</text:p>
          </table:table-cell>
          <table:table-cell office:value-type="string">
            <text:p>Count new REF in case that</text:p>
            <text:p>- Some positions in the database already have more than one REF</text:p>
            <text:p>- There are other two new REFs in the input to be inserted into one of those positions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case_bvd_add_24</text:p>
          </table:table-cell>
          <table:table-cell office:value-type="string">
            <text:p>Randomly insert 10 new REFs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case_bvd_add_25</text:p>
          </table:table-cell>
          <table:table-cell office:value-type="string">
            <text:p>Randomly insert 10 new REFs but different from case_bvd_add_24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case_bvd_add_26</text:p>
          </table:table-cell>
          <table:table-cell office:value-type="string">
            <text:p>New REF at every single variant</text:p>
          </table:table-cell>
          <table:table-cell table:number-columns-repeated="1019"/>
        </table:table-row>
        <table:table-row table:style-name="ro2">
          <table:table-cell office:value-type="string" table:number-columns-spanned="1" table:number-rows-spanned="9">
            <text:p>Reference and contig table</text:p>
          </table:table-cell>
          <table:table-cell office:value-type="string" table:number-columns-spanned="1" table:number-rows-spanned="3">
            <text:p>Insert vcf file into the database with no reference and contig table</text:p>
          </table:table-cell>
          <table:table-cell office:value-type="string" table:number-columns-spanned="1" table:number-rows-spanned="3">
            <text:p>normal vcf file (modified from case_bvd_add_01)</text:p>
          </table:table-cell>
          <table:table-cell office:value-type="string">
            <text:p>case_bvd_add_28</text:p>
          </table:table-cell>
          <table:table-cell office:value-type="string">
            <text:p>The vcf file has complete reference and contig table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case_bvd_add_29</text:p>
          </table:table-cell>
          <table:table-cell office:value-type="string">
            <text:p>The vcf file has only contig table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case_bvd_add_30</text:p>
          </table:table-cell>
          <table:table-cell office:value-type="string">
            <text:p>The vcf file has only reference</text:p>
          </table:table-cell>
          <table:table-cell table:number-columns-repeated="1019"/>
        </table:table-row>
        <table:table-row table:style-name="ro2">
          <table:covered-table-cell/>
          <table:table-cell office:value-type="string" table:number-columns-spanned="1" table:number-rows-spanned="3">
            <text:p>Insert vcf file into the database with no reference but contig table (using database from case_bvd_add_29)</text:p>
          </table:table-cell>
          <table:table-cell office:value-type="string" table:number-columns-spanned="1" table:number-rows-spanned="3">
            <text:p>normal vcf file with, if any, similar contig table (modified from case_bvd_add_10)</text:p>
          </table:table-cell>
          <table:table-cell office:value-type="string">
            <text:p>case_bvd_add_31</text:p>
          </table:table-cell>
          <table:table-cell office:value-type="string">
            <text:p>The vcf file has complete reference and contig table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case_bvd_add_32</text:p>
          </table:table-cell>
          <table:table-cell office:value-type="string">
            <text:p>The vcf file has only contig table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case_bvd_add_33</text:p>
          </table:table-cell>
          <table:table-cell office:value-type="string">
            <text:p>The vcf file has only reference</text:p>
          </table:table-cell>
          <table:table-cell table:number-columns-repeated="1019"/>
        </table:table-row>
        <table:table-row table:style-name="ro2">
          <table:covered-table-cell/>
          <table:table-cell office:value-type="string" table:number-columns-spanned="1" table:number-rows-spanned="3">
            <text:p>With existing contig table and reference (using database from case_bvd_add_28)</text:p>
          </table:table-cell>
          <table:table-cell office:value-type="string" table:number-columns-spanned="1" table:number-rows-spanned="3">
            <text:p>normal vcf file with (modified from case_bvd_add_10)</text:p>
          </table:table-cell>
          <table:table-cell office:value-type="string">
            <text:p>case_bvd_add_34</text:p>
          </table:table-cell>
          <table:table-cell office:value-type="string">
            <text:p>Test Old contig table (some shorter)</text:p>
          </table:table-cell>
          <table:table-cell table:number-columns-repeated="1019"/>
        </table:table-row>
        <table:table-row table:style-name="ro2">
          <table:covered-table-cell table:number-columns-repeated="2"/>
          <table:covered-table-cell table:style-name="Default"/>
          <table:table-cell office:value-type="string">
            <text:p>case_bvd_add_35</text:p>
          </table:table-cell>
          <table:table-cell office:value-type="string">
            <text:p>Test New contig table (some longer)</text:p>
          </table:table-cell>
          <table:table-cell table:number-columns-repeated="1019"/>
        </table:table-row>
        <table:table-row table:style-name="ro2">
          <table:covered-table-cell table:number-columns-repeated="2"/>
          <table:covered-table-cell table:style-name="Default"/>
          <table:table-cell office:value-type="string">
            <text:p>case_bvd_add_36</text:p>
          </table:table-cell>
          <table:table-cell office:value-type="string">
            <text:p>Test Old&amp;New contig table (some shorter &amp; some longer)</text:p>
          </table:table-cell>
          <table:table-cell table:number-columns-repeated="1019"/>
        </table:table-row>
        <table:table-row table:style-name="ro2">
          <table:table-cell office:value-type="string" table:number-columns-spanned="1" table:number-rows-spanned="9">
            <text:p>Buildver</text:p>
          </table:table-cell>
          <table:table-cell office:value-type="string">
            <text:p>exception</text:p>
          </table:table-cell>
          <table:table-cell office:value-type="string">
            <text:p>-</text:p>
          </table:table-cell>
          <table:table-cell office:value-type="string">
            <text:p>case_bvd_add_27</text:p>
          </table:table-cell>
          <table:table-cell office:value-type="string">
            <text:p>If argument 'buildver' is invalid (non-existing buidver)</text:p>
          </table:table-cell>
          <table:table-cell table:number-columns-repeated="1019"/>
        </table:table-row>
        <table:table-row table:style-name="ro2">
          <table:covered-table-cell/>
          <table:table-cell office:value-type="string" table:number-columns-spanned="1" table:number-rows-spanned="8">
            <text:p>Explicitly identify buildver</text:p>
          </table:table-cell>
          <table:table-cell office:value-type="string" table:number-columns-spanned="1" table:number-rows-spanned="4">
            <text:p>hg18</text:p>
          </table:table-cell>
          <table:table-cell office:value-type="string">
            <text:p>case_bvd_add_37</text:p>
          </table:table-cell>
          <table:table-cell office:value-type="string">
            <text:p>Same as case_bvd_add_28 only change in buildver argument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case_bvd_add_38</text:p>
          </table:table-cell>
          <table:table-cell office:value-type="string">
            <text:p>Same as case_bvd_add_34 only change in buildver argument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case_bvd_add_39</text:p>
          </table:table-cell>
          <table:table-cell office:value-type="string">
            <text:p>Same as case_bvd_add_35 only change in buildver argument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case_bvd_add_40</text:p>
          </table:table-cell>
          <table:table-cell office:value-type="string">
            <text:p>Same as case_bvd_add_36 only change in buildver argument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string" table:number-columns-spanned="1" table:number-rows-spanned="4">
            <text:p>hg19</text:p>
          </table:table-cell>
          <table:table-cell office:value-type="string">
            <text:p>case_bvd_add_41</text:p>
          </table:table-cell>
          <table:table-cell office:value-type="string">
            <text:p>Same as case_bvd_add_28 only change in buildver argument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case_bvd_add_42</text:p>
          </table:table-cell>
          <table:table-cell office:value-type="string">
            <text:p>Same as case_bvd_add_34 only change in buildver argument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case_bvd_add_43</text:p>
          </table:table-cell>
          <table:table-cell office:value-type="string">
            <text:p>Same as case_bvd_add_35 only change in buildver argument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case_bvd_add_44</text:p>
          </table:table-cell>
          <table:table-cell office:value-type="string">
            <text:p>Same as case_bvd_add_36 only change in buildver argument</text:p>
          </table:table-cell>
          <table:table-cell table:number-columns-repeated="1019"/>
        </table:table-row>
        <table:table-row table:style-name="ro2" table:number-rows-repeated="1048526">
          <table:table-cell table:number-columns-repeated="1024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bvd_get" table:style-name="ta1">
        <office:forms form:automatic-focus="false" form:apply-design-mode="false"/>
        <table:table-column table:style-name="co9" table:number-columns-repeated="2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4" table:number-columns-repeated="1019" table:default-cell-style-name="ce7"/>
        <table:table-row table:style-name="ro1">
          <table:table-cell table:style-name="ce5" office:value-type="string">
            <text:p>Major group description</text:p>
          </table:table-cell>
          <table:table-cell table:style-name="ce5" office:value-type="string">
            <text:p>Minor group description</text:p>
          </table:table-cell>
          <table:table-cell table:style-name="ce5" office:value-type="string">
            <text:p>Sub minor group description</text:p>
          </table:table-cell>
          <table:table-cell table:style-name="ce5" office:value-type="string">
            <text:p>Case</text:p>
          </table:table-cell>
          <table:table-cell table:style-name="ce5" office:value-type="string">
            <text:p>Description</text:p>
          </table:table-cell>
          <table:table-cell table:number-columns-repeated="1019"/>
        </table:table-row>
        <table:table-row table:style-name="ro2">
          <table:table-cell table:style-name="ce6" office:value-type="string" table:number-columns-spanned="1" table:number-rows-spanned="6">
            <text:p>Original cases</text:p>
          </table:table-cell>
          <table:table-cell table:style-name="ce6" office:value-type="string" table:number-columns-spanned="1" table:number-rows-spanned="3">
            <text:p>Normal retrieval</text:p>
          </table:table-cell>
          <table:table-cell table:style-name="ce6" office:value-type="string">
            <text:p>-</text:p>
          </table:table-cell>
          <table:table-cell table:style-name="ce8" office:value-type="string">
            <text:p>case_bvd_get_01</text:p>
          </table:table-cell>
          <table:table-cell office:value-type="string">
            <text:p>To test with some variants in different chromosome from real data. And also with some expected tags.</text:p>
          </table:table-cell>
          <table:table-cell table:number-columns-repeated="1019"/>
        </table:table-row>
        <table:table-row table:style-name="ro2">
          <table:covered-table-cell table:number-columns-repeated="2" table:style-name="ce6"/>
          <table:table-cell table:style-name="ce6" office:value-type="string" table:number-columns-spanned="1" table:number-rows-spanned="2">
            <text:p>Test database argument</text:p>
          </table:table-cell>
          <table:table-cell table:style-name="ce8" office:value-type="string">
            <text:p>case_bvd_get_05</text:p>
          </table:table-cell>
          <table:table-cell office:value-type="string">
            <text:p>Same as case_bvd_get_01 but with parameter '-d' presented</text:p>
          </table:table-cell>
          <table:table-cell table:number-columns-repeated="1019"/>
        </table:table-row>
        <table:table-row table:style-name="ro2">
          <table:covered-table-cell table:number-columns-repeated="3" table:style-name="ce6"/>
          <table:table-cell table:style-name="ce8" office:value-type="string">
            <text:p>case_bvd_get_06</text:p>
          </table:table-cell>
          <table:table-cell office:value-type="string">
            <text:p>Same as case_bvd_get_01 but with parameter '--database' presented</text:p>
          </table:table-cell>
          <table:table-cell table:number-columns-repeated="1019"/>
        </table:table-row>
        <table:table-row table:style-name="ro10">
          <table:covered-table-cell table:style-name="ce6"/>
          <table:table-cell table:style-name="ce6" office:value-type="string" table:number-columns-spanned="1" table:number-rows-spanned="3">
            <text:p>Test tag exclusion</text:p>
          </table:table-cell>
          <table:table-cell table:style-name="ce6" office:value-type="string">
            <text:p>To test with all possible combinations of normal excluded tags by using tags and variants generate from case_bvd_add_04</text:p>
          </table:table-cell>
          <table:table-cell table:style-name="ce8" office:value-type="string">
            <text:p>case_bvd_get_02</text:p>
          </table:table-cell>
          <table:table-cell office:value-type="string">
            <text:p>There are 3 tags in <text:span text:style-name="T2">case_bvd_add_04</text:span></text:p>
            <text:p>- colon_cancer</text:p>
            <text:p>- lung_cancer</text:p>
            <text:p>- prostate_cancer</text:p>
            <text:p/>
            <text:p>So it has 16 possible normal combinations</text:p>
            <text:p>1. &lt;no excluded tags&gt;</text:p>
            <text:p>2. colon_cancer</text:p>
            <text:p>3. colon_cancer,lung_cancer</text:p>
            <text:p>4. colon_cancer,lung_cancer,prostate_cancer</text:p>
            <text:p>5. colon_cancer,prostate_cancer</text:p>
            <text:p>6. colon_cancer,prostate_cancer,lung_cancer</text:p>
            <text:p>7. lung_cancer</text:p>
            <text:p>8. lung_cancer,colon_cancer</text:p>
            <text:p>9. lung_cancer,colon_cancer,prostate_cancer</text:p>
            <text:p>10. lung_cancer,prostate_cancer</text:p>
            <text:p>11. lung_cancer,prostate_cancer,colon_cancer</text:p>
            <text:p>12. prostate_cancer</text:p>
            <text:p>13. prostate_cancer,colon_cancer</text:p>
            <text:p>14. prostate_cancer,colon_cancer,lung_cancer</text:p>
            <text:p>15. prostate_cancer,lung_cancer</text:p>
            <text:p>16. prostate_cancer,lung_cancer,colon_cancer</text:p>
            <text:p/>
            <text:p>This testcase consist of 16 sub testcases. Each represent one combination above.</text:p>
            <text:p/>
            <text:p>Side note : Those 16 combinations can be reduced to 8 actual combinations</text:p>
            <text:p>a. &lt;no excluded tags&gt;</text:p>
            <text:p>b. colon_cancer</text:p>
            <text:p>c. colon_cancer,lung_cancer</text:p>
            <text:p>d. colon_cancer,lung_cancer,prostate_cancer</text:p>
            <text:p>e. colon_cancer,prostate_cancer</text:p>
            <text:p>f. lung_cancer</text:p>
            <text:p>g. lung_cancer,prostate_cancer</text:p>
            <text:p>h. prostate_cancer</text:p>
          </table:table-cell>
          <table:table-cell table:number-columns-repeated="1019"/>
        </table:table-row>
        <table:table-row table:style-name="ro4">
          <table:covered-table-cell table:number-columns-repeated="2" table:style-name="ce6"/>
          <table:table-cell table:style-name="ce6" office:value-type="string">
            <text:p>Duplicated tags</text:p>
          </table:table-cell>
          <table:table-cell table:style-name="ce8" office:value-type="string">
            <text:p>case_bvd_get_03</text:p>
          </table:table-cell>
          <table:table-cell office:value-type="string">
            <text:p>Using argument -T lung_cancer,colon_cancer,lung_cancer</text:p>
            <text:p>Data here are from case_bvd_add_04</text:p>
          </table:table-cell>
          <table:table-cell table:number-columns-repeated="1019"/>
        </table:table-row>
        <table:table-row table:style-name="ro4">
          <table:covered-table-cell table:number-columns-repeated="2" table:style-name="ce6"/>
          <table:table-cell table:style-name="ce6" office:value-type="string">
            <text:p>Non existing tag</text:p>
          </table:table-cell>
          <table:table-cell table:style-name="ce8" office:value-type="string">
            <text:p>case_bvd_get_04</text:p>
          </table:table-cell>
          <table:table-cell office:value-type="string">
            <text:p>Using argument -T lung_cancer,breast_cancer</text:p>
            <text:p>Data here are from case_bvd_add_04</text:p>
          </table:table-cell>
          <table:table-cell table:number-columns-repeated="1019"/>
        </table:table-row>
        <table:table-row table:style-name="ro2">
          <table:table-cell table:style-name="ce6" office:value-type="string" table:number-columns-spanned="1" table:number-rows-spanned="10">
            <text:p>vcf format</text:p>
          </table:table-cell>
          <table:table-cell table:style-name="ce6" office:value-type="string" table:number-columns-spanned="1" table:number-rows-spanned="3">
            <text:p>Reference and contig table</text:p>
          </table:table-cell>
          <table:table-cell table:style-name="ce6" office:value-type="string">
            <text:p>Normal case</text:p>
          </table:table-cell>
          <table:table-cell table:style-name="ce8" office:value-type="string">
            <text:p>case_bvd_get_07</text:p>
          </table:table-cell>
          <table:table-cell office:value-type="string">
            <text:p>Test contig table in most general case, contig table complete and reference presented</text:p>
          </table:table-cell>
          <table:table-cell table:number-columns-repeated="1019"/>
        </table:table-row>
        <table:table-row table:style-name="ro2">
          <table:covered-table-cell/>
          <table:covered-table-cell table:style-name="ce6"/>
          <table:table-cell table:style-name="ce6" office:value-type="string" table:number-columns-spanned="1" table:number-rows-spanned="2">
            <text:p>Exception</text:p>
          </table:table-cell>
          <table:table-cell table:style-name="ce8" office:value-type="string">
            <text:p>case_bvd_get_08</text:p>
          </table:table-cell>
          <table:table-cell table:style-name="Default" office:value-type="string">
            <text:p>Have only contig table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table:style-name="ce8" office:value-type="string">
            <text:p>case_bvd_get_09</text:p>
          </table:table-cell>
          <table:table-cell table:style-name="Default" office:value-type="string">
            <text:p>Have only reference</text:p>
          </table:table-cell>
          <table:table-cell table:number-columns-repeated="1019"/>
        </table:table-row>
        <table:table-row table:style-name="ro2">
          <table:covered-table-cell/>
          <table:table-cell table:style-name="ce9" office:value-type="string" table:number-columns-spanned="1" table:number-rows-spanned="7">
            <text:p>buildver</text:p>
          </table:table-cell>
          <table:table-cell table:style-name="ce9" office:value-type="string" table:number-columns-spanned="1" table:number-rows-spanned="3">
            <text:p>hg18</text:p>
          </table:table-cell>
          <table:table-cell table:style-name="ce8" office:value-type="string">
            <text:p>case_bvd_get_10</text:p>
          </table:table-cell>
          <table:table-cell office:value-type="string">
            <text:p>Same as case_bvd_get_07 only change in buildver argument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table:style-name="ce8" office:value-type="string">
            <text:p>case_bvd_get_11</text:p>
          </table:table-cell>
          <table:table-cell office:value-type="string">
            <text:p>Same as case_bvd_get_08 only change in buildver argument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table:style-name="ce8" office:value-type="string">
            <text:p>case_bvd_get_12</text:p>
          </table:table-cell>
          <table:table-cell office:value-type="string">
            <text:p>Same as case_bvd_get_09 only change in buildver argument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table:style-name="ce9" office:value-type="string" table:number-columns-spanned="1" table:number-rows-spanned="3">
            <text:p>hg19</text:p>
          </table:table-cell>
          <table:table-cell table:style-name="ce8" office:value-type="string">
            <text:p>case_bvd_get_13</text:p>
          </table:table-cell>
          <table:table-cell office:value-type="string">
            <text:p>Same as case_bvd_get_07 only change in buildver argument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table:style-name="ce8" office:value-type="string">
            <text:p>case_bvd_get_14</text:p>
          </table:table-cell>
          <table:table-cell office:value-type="string">
            <text:p>Same as case_bvd_get_08 only change in buildver argument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table:style-name="ce8" office:value-type="string">
            <text:p>case_bvd_get_15</text:p>
          </table:table-cell>
          <table:table-cell office:value-type="string">
            <text:p>Same as case_bvd_get_09 only change in buildver argument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table:style-name="ce6" office:value-type="string">
            <text:p>Exception</text:p>
          </table:table-cell>
          <table:table-cell table:style-name="ce8" office:value-type="string">
            <text:p>case_bvd_get_16</text:p>
          </table:table-cell>
          <table:table-cell office:value-type="string">
            <text:p>If argument 'buildver' is invalid (non-existing buidver)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vd_merge" table:style-name="ta1">
        <table:table-column table:style-name="co4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string">
            <text:p>case_bvd_merge_01</text:p>
          </table:table-cell>
          <table:table-cell office:value-type="string">
            <text:p>To test if one of the two given databases does not exist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string">
            <text:p>case_bvd_merge_02</text:p>
          </table:table-cell>
          <table:table-cell office:value-type="string">
            <text:p>To test if the one of the input databases doesn't have the database file</text:p>
          </table:table-cell>
          <table:table-cell table:number-columns-repeated="1021"/>
        </table:table-row>
        <table:table-row table:style-name="ro2">
          <table:table-cell office:value-type="float" office:value="3">
            <text:p>3</text:p>
          </table:table-cell>
          <table:table-cell table:style-name="ce3" office:value-type="string">
            <text:p>case_bvd_merge_03</text:p>
          </table:table-cell>
          <table:table-cell office:value-type="string">
            <text:p>To test if the one of the input databases doesn't have the chksum file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table:style-name="ce3" office:value-type="string">
            <text:p>case_bvd_merge_04</text:p>
          </table:table-cell>
          <table:table-cell office:value-type="string">
            <text:p>To test function 'validate_bvdb' from command line with the database without database file</text:p>
          </table:table-cell>
          <table:table-cell table:number-columns-repeated="1021"/>
        </table:table-row>
        <table:table-row table:style-name="ro6">
          <table:table-cell office:value-type="float" office:value="5" table:number-columns-spanned="1" table:number-rows-spanned="4">
            <text:p>5</text:p>
          </table:table-cell>
          <table:table-cell table:style-name="ce3" office:value-type="string">
            <text:p>case_bvd_merge_05</text:p>
          </table:table-cell>
          <table:table-cell office:value-type="string">
            <text:p>To test if</text:p>
            <text:p>1. Local database exist with default location</text:p>
            <text:p>2. Some of the content from the input databases was already in the current local database</text:p>
          </table:table-cell>
          <table:table-cell table:number-columns-repeated="1021"/>
        </table:table-row>
        <table:table-row table:style-name="ro6">
          <table:covered-table-cell/>
          <table:table-cell table:style-name="ce3" office:value-type="string">
            <text:p>case_bvd_merge_06</text:p>
          </table:table-cell>
          <table:table-cell office:value-type="string">
            <text:p>To test if</text:p>
            <text:p>1. Local database exist with default location</text:p>
            <text:p>2. Some of the content from the input databases was duplicated with each other</text:p>
          </table:table-cell>
          <table:table-cell table:number-columns-repeated="1021"/>
        </table:table-row>
        <table:table-row table:style-name="ro6">
          <table:covered-table-cell/>
          <table:table-cell table:style-name="ce3" office:value-type="string">
            <text:p>case_bvd_merge_07</text:p>
          </table:table-cell>
          <table:table-cell office:value-type="string">
            <text:p>To test if</text:p>
            <text:p>1. Local database does not exist</text:p>
            <text:p>2. Some of the content from the input databases was duplicated with each other</text:p>
          </table:table-cell>
          <table:table-cell table:number-columns-repeated="1021"/>
        </table:table-row>
        <table:table-row table:style-name="ro6">
          <table:covered-table-cell/>
          <table:table-cell table:style-name="ce3" office:value-type="string">
            <text:p>case_bvd_merge_09</text:p>
          </table:table-cell>
          <table:table-cell office:value-type="string">
            <text:p>To test if</text:p>
            <text:p>1. Local database exist with location from '-d' parameter</text:p>
            <text:p>2. Some of the content from the input databases was already in the current local database</text:p>
          </table:table-cell>
          <table:table-cell table:number-columns-repeated="1021"/>
        </table:table-row>
        <table:table-row table:style-name="ro5">
          <table:table-cell office:value-type="float" office:value="6" table:number-columns-spanned="1" table:number-rows-spanned="4">
            <text:p>6</text:p>
          </table:table-cell>
          <table:table-cell office:value-type="string">
            <text:p>case_bvd_merge_08</text:p>
          </table:table-cell>
          <table:table-cell table:style-name="ce3" office:value-type="string">
            <text:p>To test with some variants in different chromosome from real data in. And also with some expected tags. With following conditions</text:p>
            <text:p>1. 2 vcf files in default local database.</text:p>
            <text:p>2. 2 vcf files in the first input database.</text:p>
            <text:p>3. 1 vcf file in the second input database.</text:p>
          </table:table-cell>
          <table:table-cell table:number-columns-repeated="1021"/>
        </table:table-row>
        <table:table-row table:style-name="ro5">
          <table:covered-table-cell/>
          <table:table-cell office:value-type="string">
            <text:p>case_bvd_merge_10</text:p>
          </table:table-cell>
          <table:table-cell table:style-name="ce3" office:value-type="string">
            <text:p>To test with some variants in different chromosome from real data in. And also with some expected tags. With following conditions</text:p>
            <text:p>1. 2 vcf files in local database specified by parameter '-d'.</text:p>
            <text:p>2. 2 vcf files in the first input database.</text:p>
            <text:p>3. 1 vcf file in the second input database.</text:p>
          </table:table-cell>
          <table:table-cell table:number-columns-repeated="1021"/>
        </table:table-row>
        <table:table-row table:style-name="ro3">
          <table:covered-table-cell/>
          <table:table-cell office:value-type="string">
            <text:p>case_bvd_merge_11</text:p>
          </table:table-cell>
          <table:table-cell table:style-name="ce3" office:value-type="string">
            <text:p>To test with some variants in different chromosome from real data in. And also with some expected tags. With following conditions</text:p>
            <text:p>1. No default local database.</text:p>
            <text:p>2. 3 vcf files in the first input database.</text:p>
            <text:p>3. 2 vcf file in the second input database.</text:p>
            <text:p>4. Output to default local database.</text:p>
          </table:table-cell>
          <table:table-cell table:number-columns-repeated="1021"/>
        </table:table-row>
        <table:table-row table:style-name="ro3">
          <table:covered-table-cell/>
          <table:table-cell office:value-type="string">
            <text:p>case_bvd_merge_12</text:p>
          </table:table-cell>
          <table:table-cell table:style-name="ce3" office:value-type="string">
            <text:p>To test with some variants in different chromosome from real data in. And also with some expected tags. With following conditions</text:p>
            <text:p>1. No default local database.</text:p>
            <text:p>2. 3 vcf files in the first input database.</text:p>
            <text:p>3. 2 vcf file in the second input database.</text:p>
            <text:p>4. Output to local database specified by parameter '-d'.</text:p>
          </table:table-cell>
          <table:table-cell table:number-columns-repeated="1021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case_bvd_merge_13</text:p>
          </table:table-cell>
          <table:table-cell office:value-type="string">
            <text:p>To compare the result of bvd-add and bvd-merge with 5 real vcf files with expect tags. In bvd-merge, it'll merge the data from 5 databases, including the local one.</text:p>
          </table:table-cell>
          <table:table-cell table:number-columns-repeated="1021"/>
        </table:table-row>
        <table:table-row table:style-name="ro2">
          <table:table-cell office:value-type="float" office:value="8" table:number-columns-spanned="1" table:number-rows-spanned="2">
            <text:p>8</text:p>
          </table:table-cell>
          <table:table-cell office:value-type="string">
            <text:p>case_bvd_merge_14</text:p>
          </table:table-cell>
          <table:table-cell office:value-type="string">
            <text:p>Test if the parameter '-s' is presented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bvd_merge_15</text:p>
          </table:table-cell>
          <table:table-cell office:value-type="string">
            <text:p>Test if the parameter '--savediskspace' is presented</text:p>
          </table:table-cell>
          <table:table-cell table:number-columns-repeated="1021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ase_bvd_merge_16</text:p>
          </table:table-cell>
          <table:table-cell office:value-type="string">
            <text:p>To test if the database is properly backup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formance" table:style-name="ta1">
        <table:table-column table:style-name="co4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string">
            <text:p>Bvd-add</text:p>
          </table:table-cell>
          <table:table-cell table:style-name="ce3" office:value-type="string">
            <text:p>case_performance_01</text:p>
          </table:table-cell>
          <table:table-cell office:value-type="string">
            <text:p>To see how well bvd-add be able to add variants from 200 real vcf files.</text:p>
          </table:table-cell>
          <table:table-cell table:number-columns-repeated="1021"/>
        </table:table-row>
        <table:table-row table:style-name="ro2">
          <table:table-cell office:value-type="string">
            <text:p>Bvd-add</text:p>
          </table:table-cell>
          <table:table-cell table:style-name="ce3" office:value-type="string">
            <text:p>case_performance_02</text:p>
          </table:table-cell>
          <table:table-cell office:value-type="string">
            <text:p>To see if Bvd-add can handle large DB, 256M variants</text:p>
          </table:table-cell>
          <table:table-cell table:number-columns-repeated="1021"/>
        </table:table-row>
        <table:table-row table:style-name="ro4">
          <table:table-cell office:value-type="string">
            <text:p>Bvd-add</text:p>
          </table:table-cell>
          <table:table-cell table:style-name="ce3" office:value-type="string">
            <text:p>case_performance_03</text:p>
          </table:table-cell>
          <table:table-cell office:value-type="string">
            <text:p>To see if Bvd-add can handel DB with expected number of tags, 100K variants with 1K tags</text:p>
          </table:table-cell>
          <table:table-cell table:number-columns-repeated="1021"/>
        </table:table-row>
        <table:table-row table:style-name="ro4">
          <table:table-cell office:value-type="string">
            <text:p>Bvd-get</text:p>
          </table:table-cell>
          <table:table-cell table:style-name="ce3" office:value-type="string">
            <text:p>case_performance_04</text:p>
          </table:table-cell>
          <table:table-cell office:value-type="string">
            <text:p>To see if Bvd-get can handel DB with expected number of tags, 100K variants with 1K tags, number of excluded tags = 100</text:p>
          </table:table-cell>
          <table:table-cell table:number-columns-repeated="1021"/>
        </table:table-row>
        <table:table-row table:style-name="ro4">
          <table:table-cell office:value-type="string">
            <text:p>Bvd-get</text:p>
          </table:table-cell>
          <table:table-cell table:style-name="ce3" office:value-type="string">
            <text:p>case_performance_05</text:p>
          </table:table-cell>
          <table:table-cell office:value-type="string">
            <text:p>same as case_performance_04 but more extreme, number of excluded tags = 999 and not sorted</text:p>
          </table:table-cell>
          <table:table-cell table:number-columns-repeated="1021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ada </meta:initial-creator>
    <meta:creation-date>2012-02-17T11:57:09</meta:creation-date>
    <meta:generator>LibreOffice/3.5$Linux_x86 LibreOffice_project/350m1$Build-2</meta:generator>
    <dc:date>2012-07-28T01:16:51</dc:date>
    <dc:creator>jessada </dc:creator>
    <meta:editing-duration>P3DT22H36M46S</meta:editing-duration>
    <meta:editing-cycles>63</meta:editing-cycles>
    <meta:document-statistic meta:table-count="6" meta:cell-count="313" meta:object-count="0"/>
  </office:meta>
</office:document-meta>
</file>